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3.96cm"/>
    </style:style>
    <style:style style:name="Table1.C" style:family="table-column">
      <style:table-column-properties style:column-width="3.999cm"/>
    </style:style>
    <style:style style:name="Table1.E" style:family="table-column">
      <style:table-column-properties style:column-width="0.041cm"/>
    </style:style>
    <style:style style:name="Table1.1" style:family="table-row">
      <style:table-row-properties style:min-row-height="1.799cm"/>
    </style:style>
    <style:style style:name="Table1.A1" style:family="table-cell">
      <style:table-cell-properties fo:background-color="transparent" fo:padding="0.097cm" fo:border-left="0.05pt dotted #000000" fo:border-right="none" fo:border-top="0.05pt dotted #000000" fo:border-bottom="0.05pt dotted #000000">
        <style:background-image/>
      </style:table-cell-properties>
    </style:style>
    <style:style style:name="Table1.E1" style:family="table-cell">
      <style:table-cell-properties fo:background-color="transparent" fo:padding="0.097cm" fo:border="0.05pt dotte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dotted #000000" fo:border-right="none" fo:border-top="none" fo:border-bottom="0.05pt dotted #000000">
        <style:background-image/>
      </style:table-cell-properties>
    </style:style>
    <style:style style:name="Table1.E2" style:family="table-cell">
      <style:table-cell-properties fo:background-color="transparent" fo:padding="0.097cm" fo:border-left="0.05pt dotted #000000" fo:border-right="0.05pt dotted #000000" fo:border-top="none" fo:border-bottom="0.05pt dotted #000000">
        <style:background-image/>
      </style:table-cell-properties>
    </style:style>
    <style:style style:name="Table2" style:family="table">
      <style:table-properties style:width="16cm" table:align="left"/>
    </style:style>
    <style:style style:name="Table2.A" style:family="table-column">
      <style:table-column-properties style:column-width="4.001cm"/>
    </style:style>
    <style:style style:name="Table2.B" style:family="table-column">
      <style:table-column-properties style:column-width="3.96cm"/>
    </style:style>
    <style:style style:name="Table2.C" style:family="table-column">
      <style:table-column-properties style:column-width="3.999cm"/>
    </style:style>
    <style:style style:name="Table2.E" style:family="table-column">
      <style:table-column-properties style:column-width="0.041cm"/>
    </style:style>
    <style:style style:name="Table2.1" style:family="table-row">
      <style:table-row-properties style:min-row-height="1.799cm"/>
    </style:style>
    <style:style style:name="Table2.A1" style:family="table-cell">
      <style:table-cell-properties fo:background-color="transparent" fo:padding="0.097cm" fo:border-left="0.05pt dotted #000000" fo:border-right="none" fo:border-top="0.05pt dotted #000000" fo:border-bottom="0.05pt dotted #000000">
        <style:background-image/>
      </style:table-cell-properties>
    </style:style>
    <style:style style:name="Table2.E1" style:family="table-cell">
      <style:table-cell-properties fo:background-color="transparent" fo:padding="0.097cm" fo:border="0.05pt dotted #000000">
        <style:background-image/>
      </style:table-cell-properties>
    </style:style>
    <style:style style:name="Table2.A2" style:family="table-cell">
      <style:table-cell-properties fo:background-color="transparent" fo:padding="0.097cm" fo:border-left="0.05pt dotted #000000" fo:border-right="none" fo:border-top="none" fo:border-bottom="0.05pt dotted #000000">
        <style:background-image/>
      </style:table-cell-properties>
    </style:style>
    <style:style style:name="Table2.E2" style:family="table-cell">
      <style:table-cell-properties fo:background-color="transparent" fo:padding="0.097cm" fo:border-left="0.05pt dotted #000000" fo:border-right="0.05pt dotted #000000" fo:border-top="none" fo:border-bottom="0.05pt dotted #000000">
        <style:background-image/>
      </style:table-cell-properties>
    </style:style>
    <style:style style:name="P1" style:family="paragraph" style:parent-style-name="Table_20_Contents">
      <style:text-properties style:font-name="Roboto" fo:font-size="18pt" style:font-size-asian="18pt" style:font-size-complex="18pt"/>
    </style:style>
    <style:style style:name="P2" style:family="paragraph" style:parent-style-name="Table_20_Contents">
      <style:text-properties style:font-name="Roboto" fo:font-size="18pt" officeooo:rsid="00085c6d" officeooo:paragraph-rsid="00085c6d" style:font-size-asian="18pt" style:font-size-complex="18pt"/>
    </style:style>
    <style:style style:name="P3" style:family="paragraph" style:parent-style-name="Table_20_Contents">
      <style:text-properties style:font-name="Roboto" fo:font-size="18pt" officeooo:rsid="00085c6d" officeooo:paragraph-rsid="00125881" style:font-size-asian="18pt" style:font-size-complex="18pt"/>
    </style:style>
    <style:style style:name="P4" style:family="paragraph" style:parent-style-name="Table_20_Contents">
      <style:text-properties style:font-name="Roboto" fo:font-size="18pt" officeooo:paragraph-rsid="00125881" style:font-size-asian="18pt" style:font-size-complex="18pt"/>
    </style:style>
    <style:style style:name="P5" style:family="paragraph" style:parent-style-name="Table_20_Contents">
      <style:paragraph-properties fo:text-align="center" style:justify-single-word="false"/>
      <style:text-properties style:font-name="Roboto" fo:font-size="12pt" officeooo:rsid="000d9d05" officeooo:paragraph-rsid="000d9d05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Roboto" fo:font-size="12pt" officeooo:rsid="000d9d05" officeooo:paragraph-rsid="000ff8b5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Roboto" fo:font-size="12pt" officeooo:rsid="000d9d05" officeooo:paragraph-rsid="00125881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Roboto" fo:font-size="26pt" officeooo:rsid="000d9d05" officeooo:paragraph-rsid="000d9d05" style:font-size-asian="26pt" style:font-size-complex="26pt"/>
    </style:style>
    <style:style style:name="P9" style:family="paragraph" style:parent-style-name="Table_20_Contents">
      <style:paragraph-properties fo:text-align="center" style:justify-single-word="false"/>
      <style:text-properties style:font-name="Roboto" fo:font-size="26pt" officeooo:rsid="000d9d05" officeooo:paragraph-rsid="000f7e96" style:font-size-asian="26pt" style:font-size-complex="26pt"/>
    </style:style>
    <style:style style:name="P10" style:family="paragraph" style:parent-style-name="Table_20_Contents">
      <style:paragraph-properties fo:text-align="center" style:justify-single-word="false"/>
      <style:text-properties style:font-name="Roboto" fo:font-size="26pt" officeooo:rsid="000d9d05" officeooo:paragraph-rsid="00125881" style:font-size-asian="26pt" style:font-size-complex="26pt"/>
    </style:style>
    <style:style style:name="P11" style:family="paragraph" style:parent-style-name="Table_20_Contents">
      <style:paragraph-properties fo:text-align="center" style:justify-single-word="false"/>
      <style:text-properties style:font-name="Roboto" fo:font-size="26pt" officeooo:rsid="000d9d05" officeooo:paragraph-rsid="0014a67e" style:font-size-asian="26pt" style:font-size-complex="26pt"/>
    </style:style>
    <style:style style:name="P12" style:family="paragraph" style:parent-style-name="Table_20_Contents">
      <style:paragraph-properties fo:text-align="center" style:justify-single-word="false"/>
      <style:text-properties style:font-name="Roboto" fo:font-size="13pt" officeooo:rsid="0014a67e" officeooo:paragraph-rsid="0014a67e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officeooo:paragraph-rsid="000d9d05"/>
    </style:style>
    <style:style style:name="P14" style:family="paragraph" style:parent-style-name="Standard">
      <style:text-properties officeooo:paragraph-rsid="00125881"/>
    </style:style>
    <style:style style:name="P15" style:family="paragraph" style:parent-style-name="Standard">
      <style:paragraph-properties fo:break-before="page"/>
      <style:text-properties officeooo:paragraph-rsid="00125881"/>
    </style:style>
    <style:style style:name="P16" style:family="paragraph" style:parent-style-name="Table_20_Contents">
      <style:paragraph-properties fo:text-align="center" style:justify-single-word="false"/>
      <style:text-properties style:font-name="Roboto" fo:font-size="26pt" officeooo:rsid="000d9d05" officeooo:paragraph-rsid="0014a67e" style:font-size-asian="26pt" style:font-size-complex="26pt"/>
    </style:style>
    <style:style style:name="P17" style:family="paragraph" style:parent-style-name="Table_20_Contents">
      <style:paragraph-properties fo:text-align="center" style:justify-single-word="false"/>
      <style:text-properties style:font-name="Roboto" fo:font-size="26pt" officeooo:rsid="000d9d05" officeooo:paragraph-rsid="0017c2f4" style:font-size-asian="26pt" style:font-size-complex="26pt"/>
    </style:style>
    <style:style style:name="P18" style:family="paragraph" style:parent-style-name="Table_20_Contents">
      <style:paragraph-properties fo:text-align="center" style:justify-single-word="false"/>
      <style:text-properties style:font-name="Roboto" fo:font-size="26pt" officeooo:rsid="000d9d05" officeooo:paragraph-rsid="00125881" style:font-size-asian="26pt" style:font-size-complex="26pt"/>
    </style:style>
    <style:style style:name="P19" style:family="paragraph" style:parent-style-name="Table_20_Contents">
      <style:paragraph-properties fo:text-align="center" style:justify-single-word="false"/>
      <style:text-properties style:font-name="Roboto" fo:font-size="26pt" officeooo:rsid="000d9d05" officeooo:paragraph-rsid="0013fa99" style:font-size-asian="26pt" style:font-size-complex="26pt"/>
    </style:style>
    <style:style style:name="P20" style:family="paragraph" style:parent-style-name="Table_20_Contents">
      <style:paragraph-properties fo:text-align="center" style:justify-single-word="false"/>
      <style:text-properties style:font-name="Roboto" fo:font-size="13pt" officeooo:rsid="0014a67e" officeooo:paragraph-rsid="0014a67e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style:font-name="Roboto" fo:font-size="13pt" officeooo:rsid="0014a67e" officeooo:paragraph-rsid="0017c2f4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style:font-name="Roboto" fo:font-size="13pt" officeooo:rsid="0017c2f4" officeooo:paragraph-rsid="0017c2f4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style:font-name="Roboto" fo:font-size="13pt" officeooo:rsid="0013fa99" officeooo:paragraph-rsid="0013fa99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style:font-name="Roboto" fo:font-size="13pt" officeooo:rsid="0013fa99" officeooo:paragraph-rsid="0017c2f4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style:font-name="Roboto" fo:font-size="12pt" officeooo:rsid="0017c2f4" officeooo:paragraph-rsid="0017c2f4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Roboto" fo:font-size="12pt" officeooo:rsid="000d9d05" officeooo:paragraph-rsid="00125881" style:font-size-asian="12pt" style:font-size-complex="12pt"/>
    </style:style>
    <style:style style:name="T1" style:family="text">
      <style:text-properties style:font-name="Roboto" fo:font-size="26pt" officeooo:rsid="000f7e96" style:font-size-asian="26pt" style:font-size-complex="26pt"/>
    </style:style>
    <style:style style:name="T2" style:family="text">
      <style:text-properties style:font-name="Roboto" fo:font-size="26pt" officeooo:rsid="000d9d05" style:font-size-asian="26pt" style:font-size-complex="26pt"/>
    </style:style>
    <style:style style:name="T3" style:family="text">
      <style:text-properties style:font-name="Roboto" fo:font-size="26pt" officeooo:rsid="0010f1cc" style:font-size-asian="26pt" style:font-size-complex="26pt"/>
    </style:style>
    <style:style style:name="T4" style:family="text">
      <style:text-properties officeooo:rsid="000f7e96"/>
    </style:style>
    <style:style style:name="T5" style:family="text">
      <style:text-properties officeooo:rsid="0010f1cc"/>
    </style:style>
    <style:style style:name="T6" style:family="text">
      <style:text-properties officeooo:rsid="0014a67e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officeooo:rsid="00125881"/>
    </style:style>
    <style:style style:name="T9" style:family="text">
      <style:text-properties officeooo:rsid="00173df6"/>
    </style:style>
    <style:style style:name="T10" style:family="text">
      <style:text-properties officeooo:rsid="0017c2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P8">1 Ω</text:p>
            <text:p text:style-name="P5">5 %</text:p>
          </table:table-cell>
          <table:table-cell table:style-name="Table1.A1" office:value-type="string">
            <text:p text:style-name="P8">1,<text:span text:style-name="T4">2</text:span> Ω</text:p>
            <text:p text:style-name="P5">5 %</text:p>
          </table:table-cell>
          <table:table-cell table:style-name="Table1.A1" office:value-type="string">
            <text:p text:style-name="P8">1,<text:span text:style-name="T4">5</text:span> Ω</text:p>
            <text:p text:style-name="P5">5 %</text:p>
          </table:table-cell>
          <table:table-cell table:style-name="Table1.A1" office:value-type="string">
            <text:p text:style-name="P8">1,<text:span text:style-name="T4">8</text:span> Ω</text:p>
            <text:p text:style-name="P5">5 %</text:p>
          </table:table-cell>
          <table:table-cell table:style-name="Table1.E1" office:value-type="string">
            <text:p text:style-name="P2">A1</text:p>
          </table:table-cell>
        </table:table-row>
        <table:table-row table:style-name="Table1.1">
          <table:table-cell table:style-name="Table1.A2" office:value-type="string">
            <text:p text:style-name="P13"><text:span text:style-name="T2">2,</text:span><text:span text:style-name="T1">2</text:span><text:span text:style-name="T2"> Ω</text:span></text:p>
            <text:p text:style-name="P5">5 %</text:p>
          </table:table-cell>
          <table:table-cell table:style-name="Table1.A2" office:value-type="string">
            <text:p text:style-name="P13"><text:span text:style-name="T1">2,7</text:span><text:span text:style-name="T2"> Ω</text:span></text:p>
            <text:p text:style-name="P5">5 %</text:p>
          </table:table-cell>
          <table:table-cell table:style-name="Table1.A2" office:value-type="string">
            <text:p text:style-name="P13"><text:span text:style-name="T1">3,3</text:span><text:span text:style-name="T2"> Ω</text:span></text:p>
            <text:p text:style-name="P5">5 %</text:p>
          </table:table-cell>
          <table:table-cell table:style-name="Table1.A2" office:value-type="string">
            <text:p text:style-name="P13"><text:span text:style-name="T2">3,</text:span><text:span text:style-name="T1">9</text:span><text:span text:style-name="T2"> Ω</text:span></text:p>
            <text:p text:style-name="P5">5 %</text:p>
          </table:table-cell>
          <table:table-cell table:style-name="Table1.E2" office:value-type="string">
            <text:p text:style-name="P2">A3</text:p>
          </table:table-cell>
        </table:table-row>
        <table:table-row table:style-name="Table1.1">
          <table:table-cell table:style-name="Table1.A2" office:value-type="string">
            <text:p text:style-name="P13"><text:span text:style-name="T1">4,7</text:span><text:span text:style-name="T2"> Ω</text:span></text:p>
            <text:p text:style-name="P5">5 %</text:p>
          </table:table-cell>
          <table:table-cell table:style-name="Table1.A2" office:value-type="string">
            <text:p text:style-name="P13"><text:span text:style-name="T1">5,6</text:span><text:span text:style-name="T2"> Ω</text:span></text:p>
            <text:p text:style-name="P5">5 %</text:p>
          </table:table-cell>
          <table:table-cell table:style-name="Table1.A2" office:value-type="string">
            <text:p text:style-name="P13"><text:span text:style-name="T1">6,8</text:span><text:span text:style-name="T2"> Ω</text:span></text:p>
            <text:p text:style-name="P5">5 %</text:p>
          </table:table-cell>
          <table:table-cell table:style-name="Table1.A2" office:value-type="string">
            <text:p text:style-name="P8"><text:span text:style-name="T4">8,2</text:span> Ω</text:p>
            <text:p text:style-name="P5">5 %</text:p>
          </table:table-cell>
          <table:table-cell table:style-name="Table1.E2" office:value-type="string">
            <text:p text:style-name="P2">A5</text:p>
          </table:table-cell>
        </table:table-row>
        <table:table-row table:style-name="Table1.1">
          <table:table-cell table:style-name="Table1.A2" office:value-type="string">
            <text:p text:style-name="P13"><text:span text:style-name="T1">10</text:span><text:span text:style-name="T2"> Ω</text:span></text:p>
            <text:p text:style-name="P5">5 %</text:p>
          </table:table-cell>
          <table:table-cell table:style-name="Table1.A2" office:value-type="string">
            <text:p text:style-name="P13"><text:span text:style-name="T1">12</text:span><text:span text:style-name="T2"> Ω</text:span></text:p>
            <text:p text:style-name="P5">5 %</text:p>
          </table:table-cell>
          <table:table-cell table:style-name="Table1.A2" office:value-type="string">
            <text:p text:style-name="P13"><text:span text:style-name="T1">15</text:span><text:span text:style-name="T2"> Ω</text:span></text:p>
            <text:p text:style-name="P5">5 %</text:p>
          </table:table-cell>
          <table:table-cell table:style-name="Table1.A2" office:value-type="string">
            <text:p text:style-name="P13"><text:span text:style-name="T2">1</text:span><text:span text:style-name="T1">8</text:span><text:span text:style-name="T2"> Ω</text:span></text:p>
            <text:p text:style-name="P5">5 %</text:p>
          </table:table-cell>
          <table:table-cell table:style-name="Table1.E2" office:value-type="string">
            <text:p text:style-name="P2">A7</text:p>
          </table:table-cell>
        </table:table-row>
        <table:table-row table:style-name="Table1.1">
          <table:table-cell table:style-name="Table1.A2" office:value-type="string">
            <text:p text:style-name="P13"><text:span text:style-name="T2">2</text:span><text:span text:style-name="T1">2</text:span><text:span text:style-name="T2"> Ω</text:span></text:p>
            <text:p text:style-name="P5">5 %</text:p>
          </table:table-cell>
          <table:table-cell table:style-name="Table1.A2" office:value-type="string">
            <text:p text:style-name="P13"><text:span text:style-name="T2">2</text:span><text:span text:style-name="T1">7</text:span><text:span text:style-name="T2"> Ω</text:span></text:p>
            <text:p text:style-name="P5">5 %</text:p>
          </table:table-cell>
          <table:table-cell table:style-name="Table1.A2" office:value-type="string">
            <text:p text:style-name="P13"><text:span text:style-name="T2">3</text:span><text:span text:style-name="T1">3</text:span><text:span text:style-name="T2"> Ω</text:span></text:p>
            <text:p text:style-name="P5">5 %</text:p>
          </table:table-cell>
          <table:table-cell table:style-name="Table1.A2" office:value-type="string">
            <text:p text:style-name="P13"><text:span text:style-name="T2">3</text:span><text:span text:style-name="T1">9</text:span><text:span text:style-name="T2"> Ω</text:span></text:p>
            <text:p text:style-name="P5">5 %</text:p>
          </table:table-cell>
          <table:table-cell table:style-name="Table1.E2" office:value-type="string">
            <text:p text:style-name="P2">A9</text:p>
          </table:table-cell>
        </table:table-row>
        <table:table-row table:style-name="Table1.1">
          <table:table-cell table:style-name="Table1.A2" office:value-type="string">
            <text:p text:style-name="P13"><text:span text:style-name="T2">4</text:span><text:span text:style-name="T1">7</text:span><text:span text:style-name="T2"> Ω</text:span></text:p>
            <text:p text:style-name="P5">5 %</text:p>
          </table:table-cell>
          <table:table-cell table:style-name="Table1.A2" office:value-type="string">
            <text:p text:style-name="P13"><text:span text:style-name="T1">56</text:span><text:span text:style-name="T2"> Ω</text:span></text:p>
            <text:p text:style-name="P5">5 %</text:p>
          </table:table-cell>
          <table:table-cell table:style-name="Table1.A2" office:value-type="string">
            <text:p text:style-name="P13"><text:span text:style-name="T2">6</text:span><text:span text:style-name="T1">8</text:span><text:span text:style-name="T2"> Ω</text:span></text:p>
            <text:p text:style-name="P5">5 %</text:p>
          </table:table-cell>
          <table:table-cell table:style-name="Table1.A2" office:value-type="string">
            <text:p text:style-name="P13"><text:span text:style-name="T2">8</text:span><text:span text:style-name="T1">2</text:span><text:span text:style-name="T2"> Ω</text:span></text:p>
            <text:p text:style-name="P5">5 %</text:p>
          </table:table-cell>
          <table:table-cell table:style-name="Table1.E2" office:value-type="string">
            <text:p text:style-name="P2">A11</text:p>
          </table:table-cell>
        </table:table-row>
        <table:table-row table:style-name="Table1.1">
          <table:table-cell table:style-name="Table1.A2" office:value-type="string">
            <text:p text:style-name="P13"><text:span text:style-name="T2">1</text:span><text:span text:style-name="T1">00</text:span><text:span text:style-name="T2"> Ω</text:span></text:p>
            <text:p text:style-name="P5">5 %</text:p>
          </table:table-cell>
          <table:table-cell table:style-name="Table1.A2" office:value-type="string">
            <text:p text:style-name="P13"><text:span text:style-name="T2">1</text:span><text:span text:style-name="T1">20</text:span><text:span text:style-name="T2"> Ω</text:span></text:p>
            <text:p text:style-name="P5">5 %</text:p>
          </table:table-cell>
          <table:table-cell table:style-name="Table1.A2" office:value-type="string">
            <text:p text:style-name="P13"><text:span text:style-name="T2">1</text:span><text:span text:style-name="T1">50</text:span><text:span text:style-name="T2"> Ω</text:span></text:p>
            <text:p text:style-name="P5">5 %</text:p>
          </table:table-cell>
          <table:table-cell table:style-name="Table1.A2" office:value-type="string">
            <text:p text:style-name="P8">1<text:span text:style-name="T4">80</text:span> Ω</text:p>
            <text:p text:style-name="P5">5 %</text:p>
          </table:table-cell>
          <table:table-cell table:style-name="Table1.E2" office:value-type="string">
            <text:p text:style-name="P2">A13</text:p>
          </table:table-cell>
        </table:table-row>
        <table:table-row table:style-name="Table1.1">
          <table:table-cell table:style-name="Table1.A2" office:value-type="string">
            <text:p text:style-name="P13"><text:span text:style-name="T2">2</text:span><text:span text:style-name="T1">20</text:span><text:span text:style-name="T2"> Ω</text:span></text:p>
            <text:p text:style-name="P5">5 %</text:p>
          </table:table-cell>
          <table:table-cell table:style-name="Table1.A2" office:value-type="string">
            <text:p text:style-name="P13"><text:span text:style-name="T2">2</text:span><text:span text:style-name="T1">70</text:span><text:span text:style-name="T2"> Ω</text:span></text:p>
            <text:p text:style-name="P5">5 %</text:p>
          </table:table-cell>
          <table:table-cell table:style-name="Table1.A2" office:value-type="string">
            <text:p text:style-name="P13"><text:span text:style-name="T2">3</text:span><text:span text:style-name="T1">30</text:span><text:span text:style-name="T2"> Ω</text:span></text:p>
            <text:p text:style-name="P5">5 %</text:p>
          </table:table-cell>
          <table:table-cell table:style-name="Table1.A2" office:value-type="string">
            <text:p text:style-name="P13"><text:span text:style-name="T2">3</text:span><text:span text:style-name="T1">90</text:span><text:span text:style-name="T2"> Ω</text:span></text:p>
            <text:p text:style-name="P5">5 %</text:p>
          </table:table-cell>
          <table:table-cell table:style-name="Table1.E2" office:value-type="string">
            <text:p text:style-name="P2">A15</text:p>
          </table:table-cell>
        </table:table-row>
        <table:table-row table:style-name="Table1.1">
          <table:table-cell table:style-name="Table1.A2" office:value-type="string">
            <text:p text:style-name="P13"><text:span text:style-name="T2">4</text:span><text:span text:style-name="T1">70</text:span><text:span text:style-name="T2"> Ω</text:span></text:p>
            <text:p text:style-name="P5">5 %</text:p>
          </table:table-cell>
          <table:table-cell table:style-name="Table1.A2" office:value-type="string">
            <text:p text:style-name="P13"><text:span text:style-name="T2">5</text:span><text:span text:style-name="T1">60</text:span><text:span text:style-name="T2"> Ω</text:span></text:p>
            <text:p text:style-name="P5">5 %</text:p>
          </table:table-cell>
          <table:table-cell table:style-name="Table1.A2" office:value-type="string">
            <text:p text:style-name="P13"><text:span text:style-name="T2">6</text:span><text:span text:style-name="T1">80</text:span><text:span text:style-name="T2"> Ω</text:span></text:p>
            <text:p text:style-name="P5">5 %</text:p>
          </table:table-cell>
          <table:table-cell table:style-name="Table1.A2" office:value-type="string">
            <text:p text:style-name="P13"><text:span text:style-name="T2">8</text:span><text:span text:style-name="T1">20</text:span><text:span text:style-name="T2"> Ω</text:span></text:p>
            <text:p text:style-name="P5">5 %</text:p>
          </table:table-cell>
          <table:table-cell table:style-name="Table1.E2" office:value-type="string">
            <text:p text:style-name="P2">A17</text:p>
          </table:table-cell>
        </table:table-row>
        <table:table-row table:style-name="Table1.1">
          <table:table-cell table:style-name="Table1.A2" office:value-type="string">
            <text:p text:style-name="P8">1 <text:span text:style-name="T4">k</text:span>Ω</text:p>
            <text:p text:style-name="P5">5 %</text:p>
          </table:table-cell>
          <table:table-cell table:style-name="Table1.A2" office:value-type="string">
            <text:p text:style-name="P8">1,<text:span text:style-name="T4">2</text:span> <text:span text:style-name="T4">k</text:span>Ω</text:p>
            <text:p text:style-name="P5">5 %</text:p>
          </table:table-cell>
          <table:table-cell table:style-name="Table1.A2" office:value-type="string">
            <text:p text:style-name="P8">1,<text:span text:style-name="T4">5</text:span> <text:span text:style-name="T4">k</text:span>Ω</text:p>
            <text:p text:style-name="P5">5 %</text:p>
          </table:table-cell>
          <table:table-cell table:style-name="Table1.A2" office:value-type="string">
            <text:p text:style-name="P8">1,<text:span text:style-name="T4">8</text:span> <text:span text:style-name="T4">k</text:span>Ω</text:p>
            <text:p text:style-name="P5">5 %</text:p>
          </table:table-cell>
          <table:table-cell table:style-name="Table1.E2" office:value-type="string">
            <text:p text:style-name="P2">A19</text:p>
          </table:table-cell>
        </table:table-row>
        <table:table-row table:style-name="Table1.1">
          <table:table-cell table:style-name="Table1.A2" office:value-type="string">
            <text:p text:style-name="P8"><text:span text:style-name="T4">2,2</text:span> <text:span text:style-name="T4">k</text:span>Ω</text:p>
            <text:p text:style-name="P5">5 %</text:p>
          </table:table-cell>
          <table:table-cell table:style-name="Table1.A2" office:value-type="string">
            <text:p text:style-name="P8"><text:span text:style-name="T4">2,7</text:span> <text:span text:style-name="T4">k</text:span>Ω</text:p>
            <text:p text:style-name="P5">5 %</text:p>
          </table:table-cell>
          <table:table-cell table:style-name="Table1.A2" office:value-type="string">
            <text:p text:style-name="P8"><text:span text:style-name="T4">3,3</text:span> <text:span text:style-name="T4">k</text:span>Ω</text:p>
            <text:p text:style-name="P5">5 %</text:p>
          </table:table-cell>
          <table:table-cell table:style-name="Table1.A2" office:value-type="string">
            <text:p text:style-name="P8"><text:span text:style-name="T4">3,9</text:span> <text:span text:style-name="T4">k</text:span>Ω</text:p>
            <text:p text:style-name="P5">5 %</text:p>
          </table:table-cell>
          <table:table-cell table:style-name="Table1.E2" office:value-type="string">
            <text:p text:style-name="P2">A21</text:p>
          </table:table-cell>
        </table:table-row>
        <table:table-row table:style-name="Table1.1">
          <table:table-cell table:style-name="Table1.A2" office:value-type="string">
            <text:p text:style-name="P8"><text:span text:style-name="T4">4,7 k</text:span>Ω</text:p>
            <text:p text:style-name="P5">5 %</text:p>
          </table:table-cell>
          <table:table-cell table:style-name="Table1.A2" office:value-type="string">
            <text:p text:style-name="P8"><text:span text:style-name="T4">5,6 k</text:span>Ω</text:p>
            <text:p text:style-name="P5">5 %</text:p>
          </table:table-cell>
          <table:table-cell table:style-name="Table1.A2" office:value-type="string">
            <text:p text:style-name="P8"><text:span text:style-name="T4">6,8 k</text:span>Ω</text:p>
            <text:p text:style-name="P5">5 %</text:p>
          </table:table-cell>
          <table:table-cell table:style-name="Table1.A2" office:value-type="string">
            <text:p text:style-name="P8"><text:span text:style-name="T4">8,2 k</text:span>Ω</text:p>
            <text:p text:style-name="P5">5 %</text:p>
          </table:table-cell>
          <table:table-cell table:style-name="Table1.E2" office:value-type="string">
            <text:p text:style-name="P2">A23</text:p>
          </table:table-cell>
        </table:table-row>
        <table:table-row table:style-name="Table1.1">
          <table:table-cell table:style-name="Table1.A2" office:value-type="string">
            <text:p text:style-name="P8">1<text:span text:style-name="T4">0</text:span> <text:span text:style-name="T4">k</text:span>Ω</text:p>
            <text:p text:style-name="P5">5 %</text:p>
          </table:table-cell>
          <table:table-cell table:style-name="Table1.A2" office:value-type="string">
            <text:p text:style-name="P8">1<text:span text:style-name="T4">2</text:span> <text:span text:style-name="T4">k</text:span>Ω</text:p>
            <text:p text:style-name="P5">5 %</text:p>
          </table:table-cell>
          <table:table-cell table:style-name="Table1.A2" office:value-type="string">
            <text:p text:style-name="P8">1<text:span text:style-name="T4">5</text:span> <text:span text:style-name="T4">k</text:span>Ω</text:p>
            <text:p text:style-name="P5">5 %</text:p>
          </table:table-cell>
          <table:table-cell table:style-name="Table1.A2" office:value-type="string">
            <text:p text:style-name="P8">1<text:span text:style-name="T4">8</text:span> <text:span text:style-name="T4">k</text:span>Ω</text:p>
            <text:p text:style-name="P5">5 %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3"><text:span text:style-name="T2">2</text:span><text:span text:style-name="T1">2</text:span><text:span text:style-name="T2"> </text:span><text:span text:style-name="T1">k</text:span><text:span text:style-name="T2">Ω</text:span></text:p>
            <text:p text:style-name="P5">5 %</text:p>
          </table:table-cell>
          <table:table-cell table:style-name="Table1.A2" office:value-type="string">
            <text:p text:style-name="P8"><text:span text:style-name="T4">27 k</text:span>Ω</text:p>
            <text:p text:style-name="P5">5 %</text:p>
          </table:table-cell>
          <table:table-cell table:style-name="Table1.A2" office:value-type="string">
            <text:p text:style-name="P8"><text:span text:style-name="T4">33</text:span> <text:span text:style-name="T5">k</text:span>Ω</text:p>
            <text:p text:style-name="P5">5 %</text:p>
          </table:table-cell>
          <table:table-cell table:style-name="Table1.A2" office:value-type="string">
            <text:p text:style-name="P13"><text:span text:style-name="T2">3</text:span><text:span text:style-name="T1">9</text:span><text:span text:style-name="T2"> </text:span><text:span text:style-name="T3">k</text:span><text:span text:style-name="T2">Ω</text:span></text:p>
            <text:p text:style-name="P5">5 %</text:p>
          </table:table-cell>
          <table:table-cell table:style-name="Table1.E2" office:value-type="string">
            <text:p text:style-name="P1"/>
          </table:table-cell>
        </table:table-row>
        <text:soft-page-break/>
        <table:table-row table:style-name="Table1.1">
          <table:table-cell table:style-name="Table1.A2" office:value-type="string">
            <text:p text:style-name="P8"><text:span text:style-name="T4">47 k</text:span>Ω</text:p>
            <text:p text:style-name="P5">5 %</text:p>
          </table:table-cell>
          <table:table-cell table:style-name="Table1.A2" office:value-type="string">
            <text:p text:style-name="P8"><text:span text:style-name="T4">56 k</text:span>Ω</text:p>
            <text:p text:style-name="P5">5 %</text:p>
          </table:table-cell>
          <table:table-cell table:style-name="Table1.A2" office:value-type="string">
            <text:p text:style-name="P8"><text:span text:style-name="T4">68 k</text:span>Ω</text:p>
            <text:p text:style-name="P5">5 %</text:p>
          </table:table-cell>
          <table:table-cell table:style-name="Table1.A2" office:value-type="string">
            <text:p text:style-name="P8"><text:span text:style-name="T4">82 k</text:span>Ω</text:p>
            <text:p text:style-name="P5">5 %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8">1<text:span text:style-name="T4">00</text:span> <text:span text:style-name="T4">k</text:span>Ω</text:p>
            <text:p text:style-name="P5">5 %</text:p>
          </table:table-cell>
          <table:table-cell table:style-name="Table1.A2" office:value-type="string">
            <text:p text:style-name="P8">1<text:span text:style-name="T4">20</text:span> <text:span text:style-name="T4">k</text:span>Ω</text:p>
            <text:p text:style-name="P5">5 %</text:p>
          </table:table-cell>
          <table:table-cell table:style-name="Table1.A2" office:value-type="string">
            <text:p text:style-name="P8">1<text:span text:style-name="T4">50</text:span> <text:span text:style-name="T4">k</text:span>Ω</text:p>
            <text:p text:style-name="P5">5 %</text:p>
          </table:table-cell>
          <table:table-cell table:style-name="Table1.A2" office:value-type="string">
            <text:p text:style-name="P8">1<text:span text:style-name="T4">80</text:span> <text:span text:style-name="T4">k</text:span>Ω</text:p>
            <text:p text:style-name="P5">5 %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3"><text:span text:style-name="T2">2</text:span><text:span text:style-name="T1">20</text:span><text:span text:style-name="T2"> </text:span><text:span text:style-name="T1">k</text:span><text:span text:style-name="T2">Ω</text:span></text:p>
            <text:p text:style-name="P5">5 %</text:p>
          </table:table-cell>
          <table:table-cell table:style-name="Table1.A2" office:value-type="string">
            <text:p text:style-name="P8"><text:span text:style-name="T4">270 k</text:span>Ω</text:p>
            <text:p text:style-name="P5">5 %</text:p>
          </table:table-cell>
          <table:table-cell table:style-name="Table1.A2" office:value-type="string">
            <text:p text:style-name="P8"><text:span text:style-name="T4">330</text:span> <text:span text:style-name="T5">k</text:span>Ω</text:p>
            <text:p text:style-name="P5">5 %</text:p>
          </table:table-cell>
          <table:table-cell table:style-name="Table1.A2" office:value-type="string">
            <text:p text:style-name="P13"><text:span text:style-name="T2">3</text:span><text:span text:style-name="T1">90</text:span><text:span text:style-name="T2"> </text:span><text:span text:style-name="T3">k</text:span><text:span text:style-name="T2">Ω</text:span></text:p>
            <text:p text:style-name="P5">5 %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8"><text:span text:style-name="T4">470 k</text:span>Ω</text:p>
            <text:p text:style-name="P5">5 %</text:p>
          </table:table-cell>
          <table:table-cell table:style-name="Table1.A2" office:value-type="string">
            <text:p text:style-name="P8"><text:span text:style-name="T4">560 k</text:span>Ω</text:p>
            <text:p text:style-name="P5">5 %</text:p>
          </table:table-cell>
          <table:table-cell table:style-name="Table1.A2" office:value-type="string">
            <text:p text:style-name="P8"><text:span text:style-name="T4">680 k</text:span>Ω</text:p>
            <text:p text:style-name="P5">5 %</text:p>
          </table:table-cell>
          <table:table-cell table:style-name="Table1.A2" office:value-type="string">
            <text:p text:style-name="P8"><text:span text:style-name="T4">820 k</text:span>Ω</text:p>
            <text:p text:style-name="P5">5 %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9">1 <text:span text:style-name="T4">M</text:span>Ω</text:p>
            <text:p text:style-name="P6">5 %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1"/>
          </table:table-cell>
        </table:table-row>
      </table:table>
      <text:p text:style-name="Standard"/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row table:style-name="Table2.1">
          <table:table-cell table:style-name="Table2.A1" office:value-type="string">
            <text:p text:style-name="P12">Poti</text:p>
            <text:p text:style-name="P11"><text:span text:style-name="T6">20</text:span> Ω</text:p>
          </table:table-cell>
          <table:table-cell table:style-name="Table2.A1" office:value-type="string">
            <text:p text:style-name="P12">Poti</text:p>
            <text:p text:style-name="P11"><text:span text:style-name="T6">100</text:span> Ω</text:p>
          </table:table-cell>
          <table:table-cell table:style-name="Table2.A1" office:value-type="string">
            <text:p text:style-name="P12">Poti</text:p>
            <text:p text:style-name="P11"><text:span text:style-name="T6">200</text:span> Ω</text:p>
          </table:table-cell>
          <table:table-cell table:style-name="Table2.A1" office:value-type="string">
            <text:p text:style-name="P7"/>
          </table:table-cell>
          <table:table-cell table:style-name="Table2.E1" office:value-type="string">
            <text:p text:style-name="P3">A1</text:p>
          </table:table-cell>
        </table:table-row>
        <table:table-row table:style-name="Table2.1">
          <table:table-cell table:style-name="Table2.A2" office:value-type="string">
            <text:p text:style-name="P12">Poti</text:p>
            <text:p text:style-name="P11"><text:span text:style-name="T6">500</text:span> Ω</text:p>
          </table:table-cell>
          <table:table-cell table:style-name="Table2.A2" office:value-type="string">
            <text:p text:style-name="P12">Poti</text:p>
            <text:p text:style-name="P11"><text:span text:style-name="T6">1</text:span> <text:span text:style-name="T6">k</text:span>Ω</text:p>
          </table:table-cell>
          <table:table-cell table:style-name="Table2.A2" office:value-type="string">
            <text:p text:style-name="P12">Poti</text:p>
            <text:p text:style-name="P11"><text:span text:style-name="T6">2</text:span> <text:span text:style-name="T6">k</text:span>Ω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3">A3</text:p>
          </table:table-cell>
        </table:table-row>
        <table:table-row table:style-name="Table2.1">
          <table:table-cell table:style-name="Table2.A2" office:value-type="string">
            <text:p text:style-name="P12">Poti</text:p>
            <text:p text:style-name="P11"><text:span text:style-name="T6">5</text:span> <text:span text:style-name="T6">k</text:span>Ω</text:p>
          </table:table-cell>
          <table:table-cell table:style-name="Table2.A2" office:value-type="string">
            <text:p text:style-name="P12">Poti</text:p>
            <text:p text:style-name="P11"><text:span text:style-name="T6">10</text:span> <text:span text:style-name="T6">k</text:span>Ω</text:p>
          </table:table-cell>
          <table:table-cell table:style-name="Table2.A2" office:value-type="string">
            <text:p text:style-name="P12">Poti</text:p>
            <text:p text:style-name="P11"><text:span text:style-name="T6">20</text:span> <text:span text:style-name="T6">k</text:span>Ω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3">A5</text:p>
          </table:table-cell>
        </table:table-row>
        <table:table-row table:style-name="Table2.1">
          <table:table-cell table:style-name="Table2.A2" office:value-type="string">
            <text:p text:style-name="P21">Poti</text:p>
            <text:p text:style-name="P17"><text:span text:style-name="T6">25</text:span> <text:span text:style-name="T6">k</text:span>Ω</text:p>
          </table:table-cell>
          <table:table-cell table:style-name="Table2.A2" office:value-type="string">
            <text:p text:style-name="P21">Poti</text:p>
            <text:p text:style-name="P17"><text:span text:style-name="T10">47</text:span> <text:span text:style-name="T6">k</text:span>Ω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3">A7</text:p>
          </table:table-cell>
        </table:table-row>
        <table:table-row table:style-name="Table2.1"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3">A9</text:p>
          </table:table-cell>
        </table:table-row>
        <table:table-row table:style-name="Table2.1">
          <table:table-cell table:style-name="Table2.A2" office:value-type="string">
            <text:p text:style-name="P12">Poti</text:p>
            <text:p text:style-name="P11"><text:span text:style-name="T6">50</text:span> <text:span text:style-name="T6">k</text:span>Ω</text:p>
          </table:table-cell>
          <table:table-cell table:style-name="Table2.A2" office:value-type="string">
            <text:p text:style-name="P12">Poti</text:p>
            <text:p text:style-name="P11"><text:span text:style-name="T6">100</text:span> <text:span text:style-name="T6">k</text:span>Ω</text:p>
          </table:table-cell>
          <table:table-cell table:style-name="Table2.A2" office:value-type="string">
            <text:p text:style-name="P12">Poti</text:p>
            <text:p text:style-name="P11"><text:span text:style-name="T6">200</text:span> <text:span text:style-name="T6">k</text:span>Ω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3">A11</text:p>
          </table:table-cell>
        </table:table-row>
        <table:table-row table:style-name="Table2.1">
          <table:table-cell table:style-name="Table2.A2" office:value-type="string">
            <text:p text:style-name="P12">Poti</text:p>
            <text:p text:style-name="P11"><text:span text:style-name="T9">250</text:span> <text:span text:style-name="T6">k</text:span>Ω</text:p>
          </table:table-cell>
          <table:table-cell table:style-name="Table2.A2" office:value-type="string">
            <text:p text:style-name="P12">Poti</text:p>
            <text:p text:style-name="P11"><text:span text:style-name="T9">500</text:span> <text:span text:style-name="T6">k</text:span>Ω</text:p>
          </table:table-cell>
          <table:table-cell table:style-name="Table2.A2" office:value-type="string">
            <text:p text:style-name="P21">Poti</text:p>
            <text:p text:style-name="P17"><text:span text:style-name="T10">1</text:span> <text:span text:style-name="T10">M</text:span>Ω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3">A13</text:p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3">A15</text:p>
          </table:table-cell>
        </table:table-row>
        <table:table-row table:style-name="Table2.1">
          <table:table-cell table:style-name="Table2.A2" office:value-type="string">
            <text:p text:style-name="P23">Lastwider<text:span text:style-name="T10">s</text:span>tand</text:p>
            <text:p text:style-name="P19"><text:span text:style-name="T10">1</text:span> Ω</text:p>
          </table:table-cell>
          <table:table-cell table:style-name="Table2.A2" office:value-type="string">
            <text:p text:style-name="P24">Lastwider<text:span text:style-name="T10">s</text:span>tand</text:p>
            <text:p text:style-name="P17"><text:span text:style-name="T10">8,2</text:span> Ω</text:p>
          </table:table-cell>
          <table:table-cell table:style-name="Table2.A2" office:value-type="string">
            <text:p text:style-name="P24">Lastwider<text:span text:style-name="T10">s</text:span>tand</text:p>
            <text:p text:style-name="P17"><text:span text:style-name="T10">10</text:span> Ω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3">A17</text:p>
          </table:table-cell>
        </table:table-row>
        <table:table-row table:style-name="Table2.1">
          <table:table-cell table:style-name="Table2.A2" office:value-type="string">
            <text:p text:style-name="P24">Lastwider<text:span text:style-name="T10">s</text:span>tand</text:p>
            <text:p text:style-name="P17"><text:span text:style-name="T6">56</text:span> Ω</text:p>
          </table:table-cell>
          <table:table-cell table:style-name="Table2.A2" office:value-type="string">
            <text:p text:style-name="P24">Lastwider<text:span text:style-name="T10">s</text:span>tand</text:p>
            <text:p text:style-name="P17"><text:span text:style-name="T10">120</text:span> Ω</text:p>
          </table:table-cell>
          <table:table-cell table:style-name="Table2.A2" office:value-type="string">
            <text:p text:style-name="P24">Lastwider<text:span text:style-name="T10">s</text:span>tand</text:p>
            <text:p text:style-name="P17"><text:span text:style-name="T10">180</text:span> Ω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3">A19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3">A21</text:p>
          </table:table-cell>
        </table:table-row>
        <table:table-row table:style-name="Table2.1">
          <table:table-cell table:style-name="Table2.A2" office:value-type="string">
            <text:p text:style-name="P25">Fotowiderstand</text:p>
            <text:p text:style-name="P17"><text:span text:style-name="T10">LDR 07</text:span>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3">A23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4"/>
          </table:table-cell>
        </table:table-row>
        <text:soft-page-break/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22">NTC</text:p>
            <text:p text:style-name="P17"><text:span text:style-name="T10">4,7</text:span> <text:span text:style-name="T10">k</text:span>Ω</text:p>
          </table:table-cell>
          <table:table-cell table:style-name="Table2.A2" office:value-type="string">
            <text:p text:style-name="P22">NTC</text:p>
            <text:p text:style-name="P17"><text:span text:style-name="T10">10</text:span> <text:span text:style-name="T10">k</text:span>Ω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22">PTC</text:p>
            <text:p text:style-name="P17"><text:span text:style-name="T10">1</text:span> <text:span text:style-name="T10">k</text:span>Ω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4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11:13:28.878374403</meta:creation-date>
    <meta:print-date>2021-04-29T15:11:30.216597121</meta:print-date>
    <dc:date>2021-04-29T15:28:46.080195443</dc:date>
    <meta:editing-duration>P1DT2H15M31S</meta:editing-duration>
    <meta:editing-cycles>9</meta:editing-cycles>
    <meta:generator>LibreOffice/6.1.5.2$Linux_X86_64 LibreOffice_project/10$Build-2</meta:generator>
    <meta:document-statistic meta:table-count="2" meta:image-count="0" meta:object-count="0" meta:page-count="4" meta:paragraph-count="224" meta:word-count="397" meta:character-count="959" meta:non-whitespace-character-count="786"/>
  </office:meta>
</office:document-meta>
</file>